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005a6" officeooo:paragraph-rsid="002005a6"/>
    </style:style>
    <style:style style:name="P2" style:family="paragraph" style:parent-style-name="Heading_20_3">
      <style:text-properties officeooo:rsid="001e318d" officeooo:paragraph-rsid="001e318d"/>
    </style:style>
    <style:style style:name="P3" style:family="paragraph" style:parent-style-name="Text_20_body">
      <style:text-properties officeooo:rsid="001e318d" officeooo:paragraph-rsid="001e318d"/>
    </style:style>
    <style:style style:name="P4" style:family="paragraph" style:parent-style-name="Text_20_body">
      <style:text-properties officeooo:paragraph-rsid="002005a6"/>
    </style:style>
    <style:style style:name="P5" style:family="paragraph" style:parent-style-name="Title">
      <style:text-properties officeooo:rsid="001e318d" officeooo:paragraph-rsid="001e318d"/>
    </style:style>
    <style:style style:name="T1" style:family="text">
      <style:text-properties officeooo:rsid="001e3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</text:p>
      <text:h text:style-name="Heading_20_1" text:outline-level="1">Description du projet :</text:h>
      <text:p text:style-name="Text_20_body">-<text:span text:style-name="T1">Programme simulant une partie du jeu de plateau Takenoko</text:span></text:p>
      <text:h text:style-name="Heading_20_3" text:outline-level="3">Contexte :</text:h>
      <text:p text:style-name="P3">Programme reprenant l’esthétique et les règles du jeu, utilisable sur tous type de système d’exploitation (en priorité Linux)</text:p>
      <text:h text:style-name="P2" text:outline-level="3">Objectif :</text:h>
      <text:p text:style-name="P3">Faire une adaptation agréable et fidèle à la fois</text:p>
      <text:p text:style-name="P3"/>
      <text:h text:style-name="P1" text:outline-level="1">Besoin et contrainte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1:00:15.962528208</meta:creation-date>
    <dc:date>2022-01-26T11:11:28.593600984</dc:date>
    <meta:editing-duration>PT31S</meta:editing-duration>
    <meta:editing-cycles>1</meta:editing-cycles>
    <meta:document-statistic meta:table-count="0" meta:image-count="0" meta:object-count="0" meta:page-count="1" meta:paragraph-count="8" meta:word-count="50" meta:character-count="312" meta:non-whitespace-character-count="270"/>
    <meta:generator>LibreOffice/6.4.7.2$Linux_X86_64 LibreOffice_project/40$Build-2</meta:generator>
  </office:meta>
</office:document-meta>
</file>